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EAR RE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EAR Sigm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EAR STAC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x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N, SIN-1, COS, COS-1, TAN, TAN-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G, RAD, GRA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,-,*,/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SZ,ISZ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EX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IX0-9, SCI0-9, ENG-0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TE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^x,ln,10^x,lo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C, INT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SB 0-9, A-D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TO 0-9, A-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&gt;H.MS, -&gt;H, HMS+, HMS-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JUMP A-D 0-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x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BL 0-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R, S, mean, lin 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!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&gt;P, -&gt;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%, Delta%, %Sigm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SE, R/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DN, RUP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INT REG, PRINT Sigma, PRINT space, PRINT STACK, PRINT x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CL 0-9, .0-.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CL I, RCL I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CL SIgm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T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gma+, Sigma-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qrt, x^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TO +/-/*/div 0-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O 0-9, .0-.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O I, 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=0, etc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x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&lt;&gt;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^x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^x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formula="of:=SUM([.A1:.A43])" office:value-type="float" office:value="256" calcext:value-type="float">
            <text:p>256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CL I</text:p>
          </table:table-cell>
        </table:table-row>
        <table:table-row table:style-name="ro1">
          <table:table-cell/>
          <table:table-cell office:value-type="string" calcext:value-type="string">
            <text:p>A-D</text:p>
          </table:table-cell>
          <table:table-cell office:value-type="string" calcext:value-type="string">
            <text:p>GSB A-D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non-programmabl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SS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EAR A,B,C,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LET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INT A, B, C, D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memory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rogram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0..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.0 through R.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return st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ram pointer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formula="of:=SUM([.A65:.A68])" office:value-type="float" office:value="44" calcext:value-type="float">
            <text:p>4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2:17:15.847247707</meta:creation-date>
    <dc:date>2022-10-10T12:33:25.935921427</dc:date>
    <meta:editing-duration>PT5M59S</meta:editing-duration>
    <meta:editing-cycles>3</meta:editing-cycles>
    <meta:generator>LibreOffice/7.3.4.2$Linux_X86_64 LibreOffice_project/30$Build-2</meta:generator>
    <meta:document-statistic meta:table-count="1" meta:cell-count="113" meta:object-count="0"/>
  </office:meta>
</office:document-meta>
</file>